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0.53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Black">
      <style:table-cell-properties style:vertical-align="middle"/>
      <style:text-properties fo:font-size="9pt" style:font-size-asian="9pt" style:font-size-complex="9pt"/>
      <style:map style:condition="is-true-formula([.$A9] &gt; [.$C$5])" style:apply-style-name="White_5f_borders" style:base-cell-address="Sheet1.B9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0037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Black">
      <style:table-cell-properties fo:wrap-option="wrap" style:vertical-align="middle"/>
      <style:text-properties fo:font-size="9pt" style:font-size-asian="9pt" style:font-size-complex="9pt"/>
      <style:map style:condition="is-true-formula([.$A9] &gt; [.$C$5])" style:apply-style-name="White_5f_borders" style:base-cell-address="Sheet1.B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Black">
      <style:text-properties style:font-size-asian="8pt" style:font-size-complex="8pt"/>
      <style:map style:condition="is-true-formula([.E$7] &gt; [.$C$4])" style:apply-style-name="White" style:base-cell-address="Sheet1.E7"/>
    </style:style>
    <style:style style:name="ce19" style:family="table-cell" style:parent-style-name="Black" style:data-style-name="N10037">
      <style:table-cell-properties fo:padding="0.071cm" style:rotation-angle="90"/>
      <style:text-properties fo:font-size="9pt" style:font-size-asian="9pt" style:font-size-complex="9pt"/>
      <style:map style:condition="is-true-formula([.E$7] &gt; [.$C$4])" style:apply-style-name="White" style:base-cell-address="Sheet1.E7"/>
    </style:style>
    <style:style style:name="ce20" style:family="table-cell" style:parent-style-name="Black">
      <style:table-cell-properties style:vertical-align="middle"/>
      <style:map style:condition="is-true-formula([.E$7] &gt; [.$C$4])" style:apply-style-name="White" style:base-cell-address="Sheet1.E7"/>
    </style:style>
    <style:style style:name="ce21" style:family="table-cell" style:parent-style-name="Default">
      <style:table-cell-properties style:rotation-angle="90"/>
    </style:style>
    <style:style style:name="ce2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5" table:default-cell-style-name="Default"/>
        <table:table-column table:style-name="co6" table:number-columns-repeated="995" table:default-cell-style-name="Default"/>
        <table:table-row table:style-name="ro1">
          <table:table-cell/>
          <table:table-cell table:style-name="ce5" office:value-type="string" calcext:value-type="string">
            <text:p>Enseignant:</text:p>
          </table:table-cell>
          <table:table-cell office:value-type="string" calcext:value-type="string">
            <text:p>Teacher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Début:</text:p>
          </table:table-cell>
          <table:table-cell table:style-name="ce10" office:value-type="date" office:date-value="2010-08-20" calcext:value-type="date">
            <text:p>20/08/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Fin:</text:p>
          </table:table-cell>
          <table:table-cell table:style-name="ce10" office:value-type="date" office:date-value="2010-10-20" calcext:value-type="date">
            <text:p>20/10/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Durée:</text:p>
          </table:table-cell>
          <table:table-cell table:style-name="ce11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Étudiants: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2"/>
          <table:table-cell table:style-name="ce1" table:number-columns-repeated="2"/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003" calcext:value-type="float">
            <text:p>1003</text:p>
          </table:table-cell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" table:number-columns-spanned="2" table:number-rows-spanned="1"/>
          <table:covered-table-cell table:style-name="ce6"/>
          <table:table-cell table:style-name="ce13"/>
          <table:table-cell table:style-name="ce16" office:value-type="string" calcext:value-type="string">
            <text:p>Journée: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Étudiant</text:p>
          </table:table-cell>
          <table:covered-table-cell table:style-name="ce7"/>
          <table:table-cell table:style-name="ce14" office:value-type="string" calcext:value-type="string">
            <text:p>Login</text:p>
          </table:table-cell>
          <table:table-cell table:style-name="ce17" office:value-type="string" calcext:value-type="string">
            <text:p>Mot de </text:p>
            <text:p>Passe</text:p>
          </table:table-cell>
          <table:table-cell table:style-name="ce19" table:formula="of:=[.C2]" office:value-type="date" office:date-value="2010-08-20" calcext:value-type="date">
            <text:p>20/08/10</text:p>
          </table:table-cell>
          <table:table-cell table:style-name="ce19" table:formula="of:=[.$E$8]+[.F6]" office:value-type="date" office:date-value="2013-05-18" calcext:value-type="date">
            <text:p>18/05/13</text:p>
          </table:table-cell>
          <table:table-cell table:style-name="ce19" table:formula="of:=[.$E$8]+[.G6]" office:value-type="date" office:date-value="2013-05-19" calcext:value-type="date">
            <text:p>19/05/13</text:p>
          </table:table-cell>
          <table:table-cell table:number-columns-repeated="23"/>
          <table:table-cell table:style-name="ce21" table:number-columns-repeated="969"/>
          <table:table-cell table:number-columns-repeated="2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om01</text:p>
          </table:table-cell>
          <table:table-cell table:style-name="ce15" office:value-type="string" calcext:value-type="string">
            <text:p>Login01</text:p>
          </table:table-cell>
          <table:table-cell table:style-name="ce8" office:value-type="string" calcext:value-type="string">
            <text:p>Passe01</text:p>
          </table:table-cell>
          <table:table-cell table:style-name="ce20" table:number-columns-repeated="3"/>
          <table:table-cell table:number-columns-repeated="23"/>
          <table:table-cell table:style-name="ce22" table:number-columns-repeated="969"/>
          <table:table-cell table:number-columns-repeated="2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om02</text:p>
          </table:table-cell>
          <table:table-cell table:style-name="ce15" office:value-type="string" calcext:value-type="string">
            <text:p>Login02</text:p>
          </table:table-cell>
          <table:table-cell table:style-name="ce8" office:value-type="string" calcext:value-type="string">
            <text:p>Passe02</text:p>
          </table:table-cell>
          <table:table-cell table:style-name="ce20" table:number-columns-repeated="3"/>
          <table:table-cell table:number-columns-repeated="23"/>
          <table:table-cell table:style-name="ce22" table:number-columns-repeated="969"/>
          <table:table-cell table:number-columns-repeated="25"/>
        </table:table-row>
        <table:table-row table:style-name="ro3" table:number-rows-repeated="13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B9:Sheet1.D10">
            <calcext:condition calcext:apply-style-name="White_borders" calcext:value="formula-is([.$A9] &gt; [.$C$5])" calcext:base-cell-address="Sheet1.B9"/>
          </calcext:conditional-format>
          <calcext:conditional-format calcext:target-range-address="Sheet1.E7:Sheet1.G10">
            <calcext:condition calcext:apply-style-name="White" calcext:value="formula-is([.E$7] &gt; [.$C$4])" calcext:base-cell-address="Sheet1.E7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transparent" fo:border="none"/>
      <style:text-properties fo:color="#ffffff" fo:font-size="8pt"/>
    </style:style>
    <style:style style:name="Black" style:family="table-cell" style:parent-style-name="Default">
      <style:table-cell-properties fo:border="0.06pt solid #000000"/>
      <style:text-properties fo:font-size="10pt"/>
    </style:style>
    <style:style style:name="White_5f_borders" style:display-name="White_borders" style:family="table-cell" style:parent-style-name="Default">
      <style:table-cell-properties fo:border="0.06pt solid #000000"/>
      <style:text-properties fo:color="#ffffff"/>
    </style:style>
    <style:style style:name="Black_5f_big" style:display-name="Black_big" style:family="table-cell" style:parent-style-name="White_5f_borders">
      <style:table-cell-properties style:vertical-align="middle"/>
      <style:text-properties fo:color="#000000"/>
    </style:style>
  </office:styles>
  <office:automatic-styles>
    <style:page-layout style:name="Mpm1">
      <style:page-layout-properties fo:page-width="29.699cm" fo:page-height="20.999cm" style:num-format="1" style:print-orientation="landscape" style:scale-to-pages="1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11:58:10.8051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1:58:56</meta:creation-date>
    <dc:date>2015-01-07T12:04:58.890925000</dc:date>
    <meta:editing-duration>PT11H5M40S</meta:editing-duration>
    <meta:editing-cycles>68</meta:editing-cycles>
    <meta:generator>LibreOffice/4.3.4.1$MacOSX_x86 LibreOffice_project/bc356b2f991740509f321d70e4512a6a54c5f243</meta:generator>
    <meta:document-statistic meta:table-count="3" meta:cell-count="30" meta:object-count="0"/>
  </office:meta>
</office:document-meta>
</file>